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ike08L680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00774849102644537" calcext:value-type="float">
            <text:p>0.007748491</text:p>
          </table:table-cell>
          <table:table-cell office:value-type="float" office:value="0.0101421473651901" calcext:value-type="float">
            <text:p>0.0101421474</text:p>
          </table:table-cell>
          <table:table-cell/>
          <table:table-cell office:value-type="float" office:value="0.00840751501129063" calcext:value-type="float">
            <text:p>0.008407515</text:p>
          </table:table-cell>
          <table:table-cell office:value-type="float" office:value="0.0100961077327399" calcext:value-type="float">
            <text:p>0.0100961077</text:p>
          </table:table-cell>
          <table:table-cell/>
          <table:table-cell office:value-type="float" office:value="0.00832216528105619" calcext:value-type="float">
            <text:p>0.0083221653</text:p>
          </table:table-cell>
          <table:table-cell office:value-type="float" office:value="0.00815381073874422" calcext:value-type="float">
            <text:p>0.0081538107</text:p>
          </table:table-cell>
          <table:table-cell/>
          <table:table-cell office:value-type="float" office:value="0.00807127961476309" calcext:value-type="float">
            <text:p>0.0080712796</text:p>
          </table:table-cell>
          <table:table-cell office:value-type="float" office:value="0.0101191275489649" calcext:value-type="float">
            <text:p>0.0101191275</text:p>
          </table:table-cell>
          <table:table-cell/>
          <table:table-cell office:value-type="float" office:value="0.00849374006377658" calcext:value-type="float">
            <text:p>0.0084937401</text:p>
          </table:table-cell>
          <table:table-cell office:value-type="float" office:value="0.0100903527786835" calcext:value-type="float">
            <text:p>0.0100903528</text:p>
          </table:table-cell>
          <table:table-cell/>
          <table:table-cell office:value-type="float" office:value="0.00743861147829491" calcext:value-type="float">
            <text:p>0.0074386115</text:p>
          </table:table-cell>
          <table:table-cell office:value-type="float" office:value="0.00821711523336344" calcext:value-type="float">
            <text:p>0.0082171152</text:p>
          </table:table-cell>
        </table:table-row>
        <table:table-row table:style-name="ro1">
          <table:table-cell office:value-type="float" office:value="0.0154287546003265" calcext:value-type="float">
            <text:p>0.0154287546</text:p>
          </table:table-cell>
          <table:table-cell office:value-type="float" office:value="0.0185199217326244" calcext:value-type="float">
            <text:p>0.0185199217</text:p>
          </table:table-cell>
          <table:table-cell/>
          <table:table-cell office:value-type="float" office:value="0.0163193592106072" calcext:value-type="float">
            <text:p>0.0163193592</text:p>
          </table:table-cell>
          <table:table-cell office:value-type="float" office:value="0.0155661915632375" calcext:value-type="float">
            <text:p>0.0155661916</text:p>
          </table:table-cell>
          <table:table-cell/>
          <table:table-cell office:value-type="float" office:value="0.015989705784711" calcext:value-type="float">
            <text:p>0.0159897058</text:p>
          </table:table-cell>
          <table:table-cell office:value-type="float" office:value="0.011681597575246" calcext:value-type="float">
            <text:p>0.0116815976</text:p>
          </table:table-cell>
          <table:table-cell/>
          <table:table-cell office:value-type="float" office:value="0.0151944120466543" calcext:value-type="float">
            <text:p>0.015194412</text:p>
          </table:table-cell>
          <table:table-cell office:value-type="float" office:value="0.0117103723455274" calcext:value-type="float">
            <text:p>0.0117103723</text:p>
          </table:table-cell>
          <table:table-cell/>
          <table:table-cell office:value-type="float" office:value="0.0153502415604234" calcext:value-type="float">
            <text:p>0.0153502416</text:p>
          </table:table-cell>
          <table:table-cell office:value-type="float" office:value="0.0156007212875751" calcext:value-type="float">
            <text:p>0.0156007213</text:p>
          </table:table-cell>
          <table:table-cell/>
          <table:table-cell office:value-type="float" office:value="0.0144386745167173" calcext:value-type="float">
            <text:p>0.0144386745</text:p>
          </table:table-cell>
          <table:table-cell office:value-type="float" office:value="0.0117391471158088" calcext:value-type="float">
            <text:p>0.0117391471</text:p>
          </table:table-cell>
        </table:table-row>
        <table:table-row table:style-name="ro1">
          <table:table-cell office:value-type="float" office:value="0.0313550312400795" calcext:value-type="float">
            <text:p>0.0313550312</text:p>
          </table:table-cell>
          <table:table-cell office:value-type="float" office:value="0.0307822900880508" calcext:value-type="float">
            <text:p>0.0307822901</text:p>
          </table:table-cell>
          <table:table-cell/>
          <table:table-cell office:value-type="float" office:value="0.0313550312400795" calcext:value-type="float">
            <text:p>0.0313550312</text:p>
          </table:table-cell>
          <table:table-cell office:value-type="float" office:value="0.0229900822958431" calcext:value-type="float">
            <text:p>0.0229900823</text:p>
          </table:table-cell>
          <table:table-cell/>
          <table:table-cell office:value-type="float" office:value="0.0323296633033672" calcext:value-type="float">
            <text:p>0.0323296633</text:p>
          </table:table-cell>
          <table:table-cell office:value-type="float" office:value="0.0210247654856222" calcext:value-type="float">
            <text:p>0.0210247655</text:p>
          </table:table-cell>
          <table:table-cell/>
          <table:table-cell office:value-type="float" office:value="0.0307216550557587" calcext:value-type="float">
            <text:p>0.0307216551</text:p>
          </table:table-cell>
          <table:table-cell office:value-type="float" office:value="0.0152093844117478" calcext:value-type="float">
            <text:p>0.0152093844</text:p>
          </table:table-cell>
          <table:table-cell/>
          <table:table-cell office:value-type="float" office:value="0.0313550312400795" calcext:value-type="float">
            <text:p>0.0313550312</text:p>
          </table:table-cell>
          <table:table-cell office:value-type="float" office:value="0.0229900822958431" calcext:value-type="float">
            <text:p>0.0229900823</text:p>
          </table:table-cell>
          <table:table-cell/>
          <table:table-cell office:value-type="float" office:value="0.0286039102178088" calcext:value-type="float">
            <text:p>0.0286039102</text:p>
          </table:table-cell>
          <table:table-cell office:value-type="float" office:value="0.0210938249342976" calcext:value-type="float">
            <text:p>0.0210938249</text:p>
          </table:table-cell>
        </table:table-row>
        <table:table-row table:style-name="ro1">
          <table:table-cell office:value-type="float" office:value="0.066715158161157" calcext:value-type="float">
            <text:p>0.0667151582</text:p>
          </table:table-cell>
          <table:table-cell office:value-type="float" office:value="0.0478888910203533" calcext:value-type="float">
            <text:p>0.047888891</text:p>
          </table:table-cell>
          <table:table-cell/>
          <table:table-cell office:value-type="float" office:value="0.0647039175354497" calcext:value-type="float">
            <text:p>0.0647039175</text:p>
          </table:table-cell>
          <table:table-cell office:value-type="float" office:value="0.0362178441942106" calcext:value-type="float">
            <text:p>0.0362178442</text:p>
          </table:table-cell>
          <table:table-cell/>
          <table:table-cell office:value-type="float" office:value="0.0647039175354497" calcext:value-type="float">
            <text:p>0.0647039175</text:p>
          </table:table-cell>
          <table:table-cell office:value-type="float" office:value="0.0362178441942106" calcext:value-type="float">
            <text:p>0.0362178442</text:p>
          </table:table-cell>
          <table:table-cell/>
          <table:table-cell office:value-type="float" office:value="0.0627533091403476" calcext:value-type="float">
            <text:p>0.0627533091</text:p>
          </table:table-cell>
          <table:table-cell office:value-type="float" office:value="0.0284429012641716" calcext:value-type="float">
            <text:p>0.0284429013</text:p>
          </table:table-cell>
          <table:table-cell/>
          <table:table-cell office:value-type="float" office:value="0.0627533091403476" calcext:value-type="float">
            <text:p>0.0627533091</text:p>
          </table:table-cell>
          <table:table-cell office:value-type="float" office:value="0.0420792649005353" calcext:value-type="float">
            <text:p>0.0420792649</text:p>
          </table:table-cell>
          <table:table-cell/>
          <table:table-cell office:value-type="float" office:value="0.0596320938738746" calcext:value-type="float">
            <text:p>0.0596320939</text:p>
          </table:table-cell>
          <table:table-cell office:value-type="float" office:value="0.0401599877227646" calcext:value-type="float">
            <text:p>0.0401599877</text:p>
          </table:table-cell>
        </table:table-row>
        <table:table-row table:style-name="ro1">
          <table:table-cell office:value-type="float" office:value="0.101369760285833" calcext:value-type="float">
            <text:p>0.1013697603</text:p>
          </table:table-cell>
          <table:table-cell office:value-type="float" office:value="0.0496009898520976" calcext:value-type="float">
            <text:p>0.0496009899</text:p>
          </table:table-cell>
          <table:table-cell/>
          <table:table-cell office:value-type="float" office:value="0.101369760285833" calcext:value-type="float">
            <text:p>0.1013697603</text:p>
          </table:table-cell>
          <table:table-cell office:value-type="float" office:value="0.0476529379040457" calcext:value-type="float">
            <text:p>0.0476529379</text:p>
          </table:table-cell>
          <table:table-cell/>
          <table:table-cell office:value-type="float" office:value="0.0993220764074868" calcext:value-type="float">
            <text:p>0.0993220764</text:p>
          </table:table-cell>
          <table:table-cell office:value-type="float" office:value="0.0554566556043661" calcext:value-type="float">
            <text:p>0.0554566556</text:p>
          </table:table-cell>
          <table:table-cell/>
          <table:table-cell office:value-type="float" office:value="0.0983137984066364" calcext:value-type="float">
            <text:p>0.0983137984</text:p>
          </table:table-cell>
          <table:table-cell office:value-type="float" office:value="0.0476702027662146" calcext:value-type="float">
            <text:p>0.0476702028</text:p>
          </table:table-cell>
          <table:table-cell/>
          <table:table-cell office:value-type="float" office:value="0.0993220764074868" calcext:value-type="float">
            <text:p>0.0993220764</text:p>
          </table:table-cell>
          <table:table-cell office:value-type="float" office:value="0.0768852270329374" calcext:value-type="float">
            <text:p>0.076885227</text:p>
          </table:table-cell>
          <table:table-cell/>
          <table:table-cell office:value-type="float" office:value="0.0943820089365025" calcext:value-type="float">
            <text:p>0.0943820089</text:p>
          </table:table-cell>
          <table:table-cell office:value-type="float" office:value="0.0671737420629591" calcext:value-type="float">
            <text:p>0.0671737421</text:p>
          </table:table-cell>
        </table:table-row>
        <table:table-row table:style-name="ro1">
          <table:table-cell office:value-type="float" office:value="0.152461786513775" calcext:value-type="float">
            <text:p>0.1524617865</text:p>
          </table:table-cell>
          <table:table-cell office:value-type="float" office:value="0.0727474150664698" calcext:value-type="float">
            <text:p>0.0727474151</text:p>
          </table:table-cell>
          <table:table-cell/>
          <table:table-cell office:value-type="float" office:value="0.149382036286214" calcext:value-type="float">
            <text:p>0.1493820363</text:p>
          </table:table-cell>
          <table:table-cell office:value-type="float" office:value="0.0649667171823745" calcext:value-type="float">
            <text:p>0.0649667172</text:p>
          </table:table-cell>
          <table:table-cell/>
          <table:table-cell office:value-type="float" office:value="0.149382036286214" calcext:value-type="float">
            <text:p>0.1493820363</text:p>
          </table:table-cell>
          <table:table-cell office:value-type="float" office:value="0.078603080818738" calcext:value-type="float">
            <text:p>0.0786030808</text:p>
          </table:table-cell>
          <table:table-cell/>
          <table:table-cell office:value-type="float" office:value="0.149382036286214" calcext:value-type="float">
            <text:p>0.1493820363</text:p>
          </table:table-cell>
          <table:table-cell office:value-type="float" office:value="0.0727589249745824" calcext:value-type="float">
            <text:p>0.072758925</text:p>
          </table:table-cell>
          <table:table-cell/>
          <table:table-cell office:value-type="float" office:value="0.150914055426464" calcext:value-type="float">
            <text:p>0.1509140554</text:p>
          </table:table-cell>
          <table:table-cell office:value-type="float" office:value="0.113662260929617" calcext:value-type="float">
            <text:p>0.1136622609</text:p>
          </table:table-cell>
          <table:table-cell/>
          <table:table-cell office:value-type="float" office:value="0.143407913357223" calcext:value-type="float">
            <text:p>0.1434079134</text:p>
          </table:table-cell>
          <table:table-cell office:value-type="float" office:value="0.100054672063535" calcext:value-type="float">
            <text:p>0.1000546721</text:p>
          </table:table-cell>
        </table:table-row>
        <table:table-row table:style-name="ro1">
          <table:table-cell office:value-type="float" office:value="0.253937439147635" calcext:value-type="float">
            <text:p>0.2539374391</text:p>
          </table:table-cell>
          <table:table-cell office:value-type="float" office:value="0.0880440829480712" calcext:value-type="float">
            <text:p>0.0880440829</text:p>
          </table:table-cell>
          <table:table-cell/>
          <table:table-cell office:value-type="float" office:value="0.253937439147635" calcext:value-type="float">
            <text:p>0.2539374391</text:p>
          </table:table-cell>
          <table:table-cell office:value-type="float" office:value="0.107524602428591" calcext:value-type="float">
            <text:p>0.1075246024</text:p>
          </table:table-cell>
          <table:table-cell/>
          <table:table-cell office:value-type="float" office:value="0.24880786600092" calcext:value-type="float">
            <text:p>0.248807866</text:p>
          </table:table-cell>
          <table:table-cell office:value-type="float" office:value="0.127016631817223" calcext:value-type="float">
            <text:p>0.1270166318</text:p>
          </table:table-cell>
          <table:table-cell/>
          <table:table-cell office:value-type="float" office:value="0.24880786600092" calcext:value-type="float">
            <text:p>0.248807866</text:p>
          </table:table-cell>
          <table:table-cell office:value-type="float" office:value="0.123120527921119" calcext:value-type="float">
            <text:p>0.1231205279</text:p>
          </table:table-cell>
          <table:table-cell/>
          <table:table-cell office:value-type="float" office:value="0.24880786600092" calcext:value-type="float">
            <text:p>0.248807866</text:p>
          </table:table-cell>
          <table:table-cell office:value-type="float" office:value="0.165977670778262" calcext:value-type="float">
            <text:p>0.1659776708</text:p>
          </table:table-cell>
          <table:table-cell/>
          <table:table-cell office:value-type="float" office:value="0.234032525172015" calcext:value-type="float">
            <text:p>0.2340325252</text:p>
          </table:table-cell>
          <table:table-cell office:value-type="float" office:value="0.173804408294807" calcext:value-type="float">
            <text:p>0.1738044083</text:p>
          </table:table-cell>
        </table:table-row>
        <table:table-row table:style-name="ro1">
          <table:table-cell office:value-type="float" office:value="0.401916553553135" calcext:value-type="float">
            <text:p>0.4019165536</text:p>
          </table:table-cell>
          <table:table-cell office:value-type="float" office:value="0.148174720405149" calcext:value-type="float">
            <text:p>0.1481747204</text:p>
          </table:table-cell>
          <table:table-cell/>
          <table:table-cell office:value-type="float" office:value="0.406038493969363" calcext:value-type="float">
            <text:p>0.406038494</text:p>
          </table:table-cell>
          <table:table-cell office:value-type="float" office:value="0.157909225191352" calcext:value-type="float">
            <text:p>0.1579092252</text:p>
          </table:table-cell>
          <table:table-cell/>
          <table:table-cell office:value-type="float" office:value="0.393797780806404" calcext:value-type="float">
            <text:p>0.3937977808</text:p>
          </table:table-cell>
          <table:table-cell office:value-type="float" office:value="0.200783632910664" calcext:value-type="float">
            <text:p>0.2007836329</text:p>
          </table:table-cell>
          <table:table-cell/>
          <table:table-cell office:value-type="float" office:value="0.39783645742765" calcext:value-type="float">
            <text:p>0.3978364574</text:p>
          </table:table-cell>
          <table:table-cell office:value-type="float" office:value="0.177401254579984" calcext:value-type="float">
            <text:p>0.1774012546</text:p>
          </table:table-cell>
          <table:table-cell/>
          <table:table-cell office:value-type="float" office:value="0.406038493969363" calcext:value-type="float">
            <text:p>0.406038494</text:p>
          </table:table-cell>
          <table:table-cell office:value-type="float" office:value="0.216350783632911" calcext:value-type="float">
            <text:p>0.2163507836</text:p>
          </table:table-cell>
          <table:table-cell/>
          <table:table-cell office:value-type="float" office:value="0.385843008448137" calcext:value-type="float">
            <text:p>0.3858430084</text:p>
          </table:table-cell>
          <table:table-cell office:value-type="float" office:value="0.247548389572023" calcext:value-type="float">
            <text:p>0.2475483896</text:p>
          </table:table-cell>
        </table:table-row>
        <table:table-row table:style-name="ro1">
          <table:table-cell office:value-type="float" office:value="0.704463016256951" calcext:value-type="float">
            <text:p>0.7044630163</text:p>
          </table:table-cell>
          <table:table-cell office:value-type="float" office:value="0.225780275854131" calcext:value-type="float">
            <text:p>0.2257802759</text:p>
          </table:table-cell>
          <table:table-cell/>
          <table:table-cell office:value-type="float" office:value="0.704463016256951" calcext:value-type="float">
            <text:p>0.7044630163</text:p>
          </table:table-cell>
          <table:table-cell office:value-type="float" office:value="0.249156899230755" calcext:value-type="float">
            <text:p>0.2491568992</text:p>
          </table:table-cell>
          <table:table-cell/>
          <table:table-cell office:value-type="float" office:value="0.697311589430245" calcext:value-type="float">
            <text:p>0.6973115894</text:p>
          </table:table-cell>
          <table:table-cell office:value-type="float" office:value="0.286175641197798" calcext:value-type="float">
            <text:p>0.2861756412</text:p>
          </table:table-cell>
          <table:table-cell/>
          <table:table-cell office:value-type="float" office:value="0.704463016256951" calcext:value-type="float">
            <text:p>0.7044630163</text:p>
          </table:table-cell>
          <table:table-cell office:value-type="float" office:value="0.290065990139845" calcext:value-type="float">
            <text:p>0.2900659901</text:p>
          </table:table-cell>
          <table:table-cell/>
          <table:table-cell office:value-type="float" office:value="0.711687786057491" calcext:value-type="float">
            <text:p>0.7116877861</text:p>
          </table:table-cell>
          <table:table-cell office:value-type="float" office:value="0.352397897523451" calcext:value-type="float">
            <text:p>0.3523978975</text:p>
          </table:table-cell>
          <table:table-cell/>
          <table:table-cell office:value-type="float" office:value="0.683225794062532" calcext:value-type="float">
            <text:p>0.6832257941</text:p>
          </table:table-cell>
          <table:table-cell office:value-type="float" office:value="0.383589748508508" calcext:value-type="float">
            <text:p>0.3835897485</text:p>
          </table:table-cell>
        </table:table-row>
        <table:table-row table:style-name="ro1">
          <table:table-cell office:value-type="float" office:value="1.0703901340637" calcext:value-type="float">
            <text:p>1.0703901341</text:p>
          </table:table-cell>
          <table:table-cell office:value-type="float" office:value="0.297622244815746" calcext:value-type="float">
            <text:p>0.2976222448</text:p>
          </table:table-cell>
          <table:table-cell/>
          <table:table-cell office:value-type="float" office:value="1.03812142358887" calcext:value-type="float">
            <text:p>1.0381214236</text:p>
          </table:table-cell>
          <table:table-cell office:value-type="float" office:value="0.315171977210382" calcext:value-type="float">
            <text:p>0.3151719772</text:p>
          </table:table-cell>
          <table:table-cell/>
          <table:table-cell office:value-type="float" office:value="1.0171512200799" calcext:value-type="float">
            <text:p>1.0171512201</text:p>
          </table:table-cell>
          <table:table-cell office:value-type="float" office:value="0.404793876728884" calcext:value-type="float">
            <text:p>0.4047938767</text:p>
          </table:table-cell>
          <table:table-cell/>
          <table:table-cell office:value-type="float" office:value="1.0171512200799" calcext:value-type="float">
            <text:p>1.0171512201</text:p>
          </table:table-cell>
          <table:table-cell office:value-type="float" office:value="0.385313357248365" calcext:value-type="float">
            <text:p>0.3853133572</text:p>
          </table:table-cell>
          <table:table-cell/>
          <table:table-cell office:value-type="float" office:value="1.03812142358887" calcext:value-type="float">
            <text:p>1.0381214236</text:p>
          </table:table-cell>
          <table:table-cell office:value-type="float" office:value="0.455431717470122" calcext:value-type="float">
            <text:p>0.4554317175</text:p>
          </table:table-cell>
          <table:table-cell/>
          <table:table-cell office:value-type="float" office:value="1.0171512200799" calcext:value-type="float">
            <text:p>1.0171512201</text:p>
          </table:table-cell>
          <table:table-cell office:value-type="float" office:value="0.486612058547066" calcext:value-type="float">
            <text:p>0.4866120585</text:p>
          </table:table-cell>
        </table:table-row>
        <table:table-row table:style-name="ro1">
          <table:table-cell office:value-type="float" office:value="1.81957708095666" calcext:value-type="float">
            <text:p>1.819577081</text:p>
          </table:table-cell>
          <table:table-cell office:value-type="float" office:value="0.451219091100923" calcext:value-type="float">
            <text:p>0.4512190911</text:p>
          </table:table-cell>
          <table:table-cell/>
          <table:table-cell office:value-type="float" office:value="1.78282135968853" calcext:value-type="float">
            <text:p>1.7828213597</text:p>
          </table:table-cell>
          <table:table-cell office:value-type="float" office:value="0.482399432177867" calcext:value-type="float">
            <text:p>0.4823994322</text:p>
          </table:table-cell>
          <table:table-cell/>
          <table:table-cell office:value-type="float" office:value="1.78282135968853" calcext:value-type="float">
            <text:p>1.7828213597</text:p>
          </table:table-cell>
          <table:table-cell office:value-type="float" office:value="0.519412419190854" calcext:value-type="float">
            <text:p>0.5194124192</text:p>
          </table:table-cell>
          <table:table-cell/>
          <table:table-cell office:value-type="float" office:value="1.78282135968853" calcext:value-type="float">
            <text:p>1.7828213597</text:p>
          </table:table-cell>
          <table:table-cell office:value-type="float" office:value="0.529152678931113" calcext:value-type="float">
            <text:p>0.5291526789</text:p>
          </table:table-cell>
          <table:table-cell/>
          <table:table-cell office:value-type="float" office:value="1.74680810932756" calcext:value-type="float">
            <text:p>1.7468081093</text:p>
          </table:table-cell>
          <table:table-cell office:value-type="float" office:value="0.589553799228836" calcext:value-type="float">
            <text:p>0.5895537992</text:p>
          </table:table-cell>
          <table:table-cell/>
          <table:table-cell office:value-type="float" office:value="1.76472287019416" calcext:value-type="float">
            <text:p>1.7647228702</text:p>
          </table:table-cell>
          <table:table-cell office:value-type="float" office:value="0.636301291028027" calcext:value-type="float">
            <text:p>0.636301291</text:p>
          </table:table-cell>
        </table:table-row>
        <table:table-row table:style-name="ro1">
          <table:table-cell office:value-type="float" office:value="2.57415773339941" calcext:value-type="float">
            <text:p>2.5741577334</text:p>
          </table:table-cell>
          <table:table-cell office:value-type="float" office:value="0.528945500585087" calcext:value-type="float">
            <text:p>0.5289455006</text:p>
          </table:table-cell>
          <table:table-cell/>
          <table:table-cell office:value-type="float" office:value="2.54802591349406" calcext:value-type="float">
            <text:p>2.5480259135</text:p>
          </table:table-cell>
          <table:table-cell office:value-type="float" office:value="0.509470736058624" calcext:value-type="float">
            <text:p>0.5094707361</text:p>
          </table:table-cell>
          <table:table-cell/>
          <table:table-cell office:value-type="float" office:value="2.54802591349406" calcext:value-type="float">
            <text:p>2.5480259135</text:p>
          </table:table-cell>
          <table:table-cell office:value-type="float" office:value="0.544535671123559" calcext:value-type="float">
            <text:p>0.5445356711</text:p>
          </table:table-cell>
          <table:table-cell/>
          <table:table-cell office:value-type="float" office:value="2.54802591349406" calcext:value-type="float">
            <text:p>2.5480259135</text:p>
          </table:table-cell>
          <table:table-cell office:value-type="float" office:value="0.560120086707975" calcext:value-type="float">
            <text:p>0.5601200867</text:p>
          </table:table-cell>
          <table:table-cell/>
          <table:table-cell office:value-type="float" office:value="2.57415773339941" calcext:value-type="float">
            <text:p>2.5741577334</text:p>
          </table:table-cell>
          <table:table-cell office:value-type="float" office:value="0.653620825260412" calcext:value-type="float">
            <text:p>0.6536208253</text:p>
          </table:table-cell>
          <table:table-cell/>
          <table:table-cell office:value-type="float" office:value="2.52215937337429" calcext:value-type="float">
            <text:p>2.5221593734</text:p>
          </table:table-cell>
          <table:table-cell office:value-type="float" office:value="0.690645322181511" calcext:value-type="float">
            <text:p>0.6906453222</text:p>
          </table:table-cell>
        </table:table-row>
        <table:table-row table:style-name="ro1">
          <table:table-cell office:value-type="float" office:value="4.03285863224059" calcext:value-type="float">
            <text:p>4.0328586322</text:p>
          </table:table-cell>
          <table:table-cell office:value-type="float" office:value="0.620250724165052" calcext:value-type="float">
            <text:p>0.6202507242</text:p>
          </table:table-cell>
          <table:table-cell/>
          <table:table-cell office:value-type="float" office:value="4.1160024800495" calcext:value-type="float">
            <text:p>4.11600248</text:p>
          </table:table-cell>
          <table:table-cell office:value-type="float" office:value="0.645563889581615" calcext:value-type="float">
            <text:p>0.6455638896</text:p>
          </table:table-cell>
          <table:table-cell/>
          <table:table-cell office:value-type="float" office:value="4.03285863224059" calcext:value-type="float">
            <text:p>4.0328586322</text:p>
          </table:table-cell>
          <table:table-cell office:value-type="float" office:value="0.668952022866351" calcext:value-type="float">
            <text:p>0.6689520229</text:p>
          </table:table-cell>
          <table:table-cell/>
          <table:table-cell office:value-type="float" office:value="8.07127961476308" calcext:value-type="float">
            <text:p>8.0712796148</text:p>
          </table:table-cell>
          <table:table-cell office:value-type="float" office:value="0.818560685990524" calcext:value-type="float">
            <text:p>0.818560686</text:p>
          </table:table-cell>
          <table:table-cell/>
          <table:table-cell office:value-type="float" office:value="4.03285863224059" calcext:value-type="float">
            <text:p>4.0328586322</text:p>
          </table:table-cell>
          <table:table-cell office:value-type="float" office:value="0.737133841048169" calcext:value-type="float">
            <text:p>0.737133841</text:p>
          </table:table-cell>
          <table:table-cell/>
          <table:table-cell office:value-type="float" office:value="4.03285863224059" calcext:value-type="float">
            <text:p>4.0328586322</text:p>
          </table:table-cell>
          <table:table-cell office:value-type="float" office:value="0.758562412476741" calcext:value-type="float">
            <text:p>0.7585624125</text:p>
          </table:table-cell>
        </table:table-row>
        <table:table-row table:style-name="ro1">
          <table:table-cell office:value-type="float" office:value="8.07127961476308" calcext:value-type="float">
            <text:p>8.0712796148</text:p>
          </table:table-cell>
          <table:table-cell office:value-type="float" office:value="0.7951840626139" calcext:value-type="float">
            <text:p>0.7951840626</text:p>
          </table:table-cell>
          <table:table-cell/>
          <table:table-cell office:value-type="float" office:value="8.23768198715176" calcext:value-type="float">
            <text:p>8.2376819872</text:p>
          </table:table-cell>
          <table:table-cell office:value-type="float" office:value="0.878938786472022" calcext:value-type="float">
            <text:p>0.8789387865</text:p>
          </table:table-cell>
          <table:table-cell/>
          <table:table-cell office:value-type="float" office:value="7.98934321181384" calcext:value-type="float">
            <text:p>7.9893432118</text:p>
          </table:table-cell>
          <table:table-cell office:value-type="float" office:value="0.847787220165359" calcext:value-type="float">
            <text:p>0.8477872202</text:p>
          </table:table-cell>
          <table:table-cell/>
          <table:table-cell office:value-type="float" office:value="16.153691602003" calcext:value-type="float">
            <text:p>16.153691602</text:p>
          </table:table-cell>
          <table:table-cell office:value-type="float" office:value="0.905831686777034" calcext:value-type="float">
            <text:p>0.9058316868</text:p>
          </table:table-cell>
          <table:table-cell/>
          <table:table-cell office:value-type="float" office:value="7.98934321181384" calcext:value-type="float">
            <text:p>7.9893432118</text:p>
          </table:table-cell>
          <table:table-cell office:value-type="float" office:value="0.851683324061463" calcext:value-type="float">
            <text:p>0.8516833241</text:p>
          </table:table-cell>
          <table:table-cell/>
          <table:table-cell office:value-type="float" office:value="8.07127961476308" calcext:value-type="float">
            <text:p>8.0712796148</text:p>
          </table:table-cell>
          <table:table-cell office:value-type="float" office:value="0.843885361315199" calcext:value-type="float">
            <text:p>0.8438853613</text:p>
          </table:table-cell>
        </table:table-row>
        <table:table-row table:style-name="ro1">
          <table:table-cell office:value-type="float" office:value="15.9897057847109" calcext:value-type="float">
            <text:p>15.9897057847</text:p>
          </table:table-cell>
          <table:table-cell office:value-type="float" office:value="0.816227052120701" calcext:value-type="float">
            <text:p>0.8162270521</text:p>
          </table:table-cell>
          <table:table-cell/>
          <table:table-cell office:value-type="float" office:value="16.4867258584908" calcext:value-type="float">
            <text:p>16.4867258585</text:p>
          </table:table-cell>
          <table:table-cell office:value-type="float" office:value="0.958417579466324" calcext:value-type="float">
            <text:p>0.9584175795</text:p>
          </table:table-cell>
          <table:table-cell/>
          <table:table-cell office:value-type="float" office:value="15.9897057847109" calcext:value-type="float">
            <text:p>15.9897057847</text:p>
          </table:table-cell>
          <table:table-cell office:value-type="float" office:value="0.921421857315506" calcext:value-type="float">
            <text:p>0.9214218573</text:p>
          </table:table-cell>
          <table:table-cell table:number-columns-repeated="4"/>
          <table:table-cell office:value-type="float" office:value="15.8273846858582" calcext:value-type="float">
            <text:p>15.8273846859</text:p>
          </table:table-cell>
          <table:table-cell office:value-type="float" office:value="0.987661378503328" calcext:value-type="float">
            <text:p>0.9876613785</text:p>
          </table:table-cell>
          <table:table-cell/>
          <table:table-cell office:value-type="float" office:value="16.153691602003" calcext:value-type="float">
            <text:p>16.153691602</text:p>
          </table:table-cell>
          <table:table-cell office:value-type="float" office:value="0.96232519327054" calcext:value-type="float">
            <text:p>0.96232519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pike09k721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0111483424425934" calcext:value-type="float">
            <text:p>0.0111483424</text:p>
          </table:table-cell>
          <table:table-cell office:value-type="float" office:value="0.00971130919628749" calcext:value-type="float">
            <text:p>0.0097113092</text:p>
          </table:table-cell>
          <table:table-cell/>
          <table:table-cell office:value-type="float" office:value="0.0233936890230001" calcext:value-type="float">
            <text:p>0.023393689</text:p>
          </table:table-cell>
          <table:table-cell office:value-type="float" office:value="0.00743993250431019" calcext:value-type="float">
            <text:p>0.0074399325</text:p>
          </table:table-cell>
          <table:table-cell/>
          <table:table-cell office:value-type="float" office:value="0.0186374403333046" calcext:value-type="float">
            <text:p>0.0186374403</text:p>
          </table:table-cell>
          <table:table-cell office:value-type="float" office:value="0.00750742819412342" calcext:value-type="float">
            <text:p>0.0075074282</text:p>
          </table:table-cell>
          <table:table-cell/>
          <table:table-cell office:value-type="float" office:value="0.0117130373432689" calcext:value-type="float">
            <text:p>0.0117130373</text:p>
          </table:table-cell>
          <table:table-cell office:value-type="float" office:value="0.00354279006639535" calcext:value-type="float">
            <text:p>0.0035427901</text:p>
          </table:table-cell>
          <table:table-cell/>
          <table:table-cell office:value-type="float" office:value="0.0199723507553262" calcext:value-type="float">
            <text:p>0.0199723508</text:p>
          </table:table-cell>
          <table:table-cell office:value-type="float" office:value="0.0156920142327865" calcext:value-type="float">
            <text:p>0.0156920142</text:p>
          </table:table-cell>
          <table:table-cell/>
          <table:table-cell office:value-type="float" office:value="0.0157552352666132" calcext:value-type="float">
            <text:p>0.0157552353</text:p>
          </table:table-cell>
          <table:table-cell office:value-type="float" office:value="0.0116598804152452" calcext:value-type="float">
            <text:p>0.0116598804</text:p>
          </table:table-cell>
        </table:table-row>
        <table:table-row table:style-name="ro1">
          <table:table-cell office:value-type="float" office:value="0.0218301034606942" calcext:value-type="float">
            <text:p>0.0218301035</text:p>
          </table:table-cell>
          <table:table-cell office:value-type="float" office:value="0.00951175672205707" calcext:value-type="float">
            <text:p>0.0095117567</text:p>
          </table:table-cell>
          <table:table-cell/>
          <table:table-cell office:value-type="float" office:value="0.0541883066001033" calcext:value-type="float">
            <text:p>0.0541883066</text:p>
          </table:table-cell>
          <table:table-cell office:value-type="float" office:value="0.0236007483217784" calcext:value-type="float">
            <text:p>0.0236007483</text:p>
          </table:table-cell>
          <table:table-cell/>
          <table:table-cell office:value-type="float" office:value="0.0394972195079861" calcext:value-type="float">
            <text:p>0.0394972195</text:p>
          </table:table-cell>
          <table:table-cell office:value-type="float" office:value="0.021643373317193" calcext:value-type="float">
            <text:p>0.0216433733</text:p>
          </table:table-cell>
          <table:table-cell/>
          <table:table-cell office:value-type="float" office:value="0.0330607959173539" calcext:value-type="float">
            <text:p>0.0330607959</text:p>
          </table:table-cell>
          <table:table-cell office:value-type="float" office:value="0.0175936319283958" calcext:value-type="float">
            <text:p>0.0175936319</text:p>
          </table:table-cell>
          <table:table-cell/>
          <table:table-cell office:value-type="float" office:value="0.0394972195079861" calcext:value-type="float">
            <text:p>0.0394972195</text:p>
          </table:table-cell>
          <table:table-cell office:value-type="float" office:value="0.0380536297274496" calcext:value-type="float">
            <text:p>0.0380536297</text:p>
          </table:table-cell>
          <table:table-cell/>
          <table:table-cell office:value-type="float" office:value="0.0255696817042535" calcext:value-type="float">
            <text:p>0.0255696817</text:p>
          </table:table-cell>
          <table:table-cell office:value-type="float" office:value="0.0135673673012728" calcext:value-type="float">
            <text:p>0.0135673673</text:p>
          </table:table-cell>
        </table:table-row>
        <table:table-row table:style-name="ro1">
          <table:table-cell office:value-type="float" office:value="0.043171101831323" calcext:value-type="float">
            <text:p>0.0431711018</text:p>
          </table:table-cell>
          <table:table-cell office:value-type="float" office:value="0.0257195260628738" calcext:value-type="float">
            <text:p>0.0257195261</text:p>
          </table:table-cell>
          <table:table-cell/>
          <table:table-cell office:value-type="float" office:value="0.106108719348317" calcext:value-type="float">
            <text:p>0.1061087193</text:p>
          </table:table-cell>
          <table:table-cell office:value-type="float" office:value="0.0500678625142144" calcext:value-type="float">
            <text:p>0.0500678625</text:p>
          </table:table-cell>
          <table:table-cell/>
          <table:table-cell office:value-type="float" office:value="0.0804598834504296" calcext:value-type="float">
            <text:p>0.0804598835</text:p>
          </table:table-cell>
          <table:table-cell office:value-type="float" office:value="0.0542525952826383" calcext:value-type="float">
            <text:p>0.0542525953</text:p>
          </table:table-cell>
          <table:table-cell/>
          <table:table-cell office:value-type="float" office:value="0.0736127071911523" calcext:value-type="float">
            <text:p>0.0736127072</text:p>
          </table:table-cell>
          <table:table-cell office:value-type="float" office:value="0.0460738784343935" calcext:value-type="float">
            <text:p>0.0460738784</text:p>
          </table:table-cell>
          <table:table-cell/>
          <table:table-cell office:value-type="float" office:value="0.078885232187361" calcext:value-type="float">
            <text:p>0.0788852322</text:p>
          </table:table-cell>
          <table:table-cell office:value-type="float" office:value="0.0768225670371593" calcext:value-type="float">
            <text:p>0.076822567</text:p>
          </table:table-cell>
          <table:table-cell/>
          <table:table-cell office:value-type="float" office:value="0.0449118055548533" calcext:value-type="float">
            <text:p>0.0449118056</text:p>
          </table:table-cell>
          <table:table-cell office:value-type="float" office:value="0.0339129158871649" calcext:value-type="float">
            <text:p>0.0339129159</text:p>
          </table:table-cell>
        </table:table-row>
        <table:table-row table:style-name="ro1">
          <table:table-cell office:value-type="float" office:value="0.0845354028496021" calcext:value-type="float">
            <text:p>0.0845354028</text:p>
          </table:table-cell>
          <table:table-cell office:value-type="float" office:value="0.0439815120501814" calcext:value-type="float">
            <text:p>0.0439815121</text:p>
          </table:table-cell>
          <table:table-cell/>
          <table:table-cell office:value-type="float" office:value="0.147021880807082" calcext:value-type="float">
            <text:p>0.1470218808</text:p>
          </table:table-cell>
          <table:table-cell office:value-type="float" office:value="0.0745864054876929" calcext:value-type="float">
            <text:p>0.0745864055</text:p>
          </table:table-cell>
          <table:table-cell/>
          <table:table-cell office:value-type="float" office:value="0.263390955857984" calcext:value-type="float">
            <text:p>0.2633909559</text:p>
          </table:table-cell>
          <table:table-cell office:value-type="float" office:value="0.144156854113936" calcext:value-type="float">
            <text:p>0.1441568541</text:p>
          </table:table-cell>
          <table:table-cell/>
          <table:table-cell office:value-type="float" office:value="0.113708777767945" calcext:value-type="float">
            <text:p>0.1137087778</text:p>
          </table:table-cell>
          <table:table-cell office:value-type="float" office:value="0.074662704963134" calcext:value-type="float">
            <text:p>0.074662705</text:p>
          </table:table-cell>
          <table:table-cell/>
          <table:table-cell office:value-type="float" office:value="0.119468447180528" calcext:value-type="float">
            <text:p>0.1194684472</text:p>
          </table:table-cell>
          <table:table-cell office:value-type="float" office:value="0.115673673012729" calcext:value-type="float">
            <text:p>0.115673673</text:p>
          </table:table-cell>
          <table:table-cell/>
          <table:table-cell office:value-type="float" office:value="0.0853749519183996" calcext:value-type="float">
            <text:p>0.0853749519</text:p>
          </table:table-cell>
          <table:table-cell office:value-type="float" office:value="0.0624401159165108" calcext:value-type="float">
            <text:p>0.0624401159</text:p>
          </table:table-cell>
        </table:table-row>
        <table:table-row table:style-name="ro1">
          <table:table-cell office:value-type="float" office:value="0.125519860048572" calcext:value-type="float">
            <text:p>0.12551986</text:p>
          </table:table-cell>
          <table:table-cell office:value-type="float" office:value="0.0500179743956568" calcext:value-type="float">
            <text:p>0.0500179744</text:p>
          </table:table-cell>
          <table:table-cell/>
          <table:table-cell office:value-type="float" office:value="0.238606573128367" calcext:value-type="float">
            <text:p>0.2386065731</text:p>
          </table:table-cell>
          <table:table-cell office:value-type="float" office:value="0.0949554308352592" calcext:value-type="float">
            <text:p>0.0949554308</text:p>
          </table:table-cell>
          <table:table-cell/>
          <table:table-cell office:value-type="float" office:value="0.410897884754236" calcext:value-type="float">
            <text:p>0.4108978848</text:p>
          </table:table-cell>
          <table:table-cell office:value-type="float" office:value="0.234281207585929" calcext:value-type="float">
            <text:p>0.2342812076</text:p>
          </table:table-cell>
          <table:table-cell/>
          <table:table-cell office:value-type="float" office:value="0.15446895258542" calcext:value-type="float">
            <text:p>0.1544689526</text:p>
          </table:table-cell>
          <table:table-cell office:value-type="float" office:value="0.090981988921903" calcext:value-type="float">
            <text:p>0.0909819889</text:p>
          </table:table-cell>
          <table:table-cell/>
          <table:table-cell office:value-type="float" office:value="0.159117057233791" calcext:value-type="float">
            <text:p>0.1591170572</text:p>
          </table:table-cell>
          <table:table-cell office:value-type="float" office:value="0.154562928726019" calcext:value-type="float">
            <text:p>0.1545629287</text:p>
          </table:table-cell>
          <table:table-cell/>
          <table:table-cell office:value-type="float" office:value="0.124285539217328" calcext:value-type="float">
            <text:p>0.1242855392</text:p>
          </table:table-cell>
          <table:table-cell office:value-type="float" office:value="0.0910465500165071" calcext:value-type="float">
            <text:p>0.09104655</text:p>
          </table:table-cell>
        </table:table-row>
        <table:table-row table:style-name="ro1">
          <table:table-cell office:value-type="float" office:value="0.167176783717177" calcext:value-type="float">
            <text:p>0.1671767837</text:p>
          </table:table-cell>
          <table:table-cell office:value-type="float" office:value="0.0601892813909983" calcext:value-type="float">
            <text:p>0.0601892814</text:p>
          </table:table-cell>
          <table:table-cell/>
          <table:table-cell office:value-type="float" office:value="0.394972195079861" calcext:value-type="float">
            <text:p>0.3949721951</text:p>
          </table:table-cell>
          <table:table-cell office:value-type="float" office:value="0.146087817761637" calcext:value-type="float">
            <text:p>0.1460878178</text:p>
          </table:table-cell>
          <table:table-cell/>
          <table:table-cell office:value-type="float" office:value="0.743437793537105" calcext:value-type="float">
            <text:p>0.7434377935</text:p>
          </table:table-cell>
          <table:table-cell office:value-type="float" office:value="0.314105131873372" calcext:value-type="float">
            <text:p>0.3141051319</text:p>
          </table:table-cell>
          <table:table-cell/>
          <table:table-cell office:value-type="float" office:value="0.245786451693781" calcext:value-type="float">
            <text:p>0.2457864517</text:p>
          </table:table-cell>
          <table:table-cell office:value-type="float" office:value="0.140074832177836" calcext:value-type="float">
            <text:p>0.1400748322</text:p>
          </table:table-cell>
          <table:table-cell/>
          <table:table-cell office:value-type="float" office:value="0.248227438306332" calcext:value-type="float">
            <text:p>0.2482274383</text:p>
          </table:table-cell>
          <table:table-cell office:value-type="float" office:value="0.234430871941602" calcext:value-type="float">
            <text:p>0.2344308719</text:p>
          </table:table-cell>
          <table:table-cell/>
          <table:table-cell office:value-type="float" office:value="0.160697301400464" calcext:value-type="float">
            <text:p>0.1606973014</text:p>
          </table:table-cell>
          <table:table-cell office:value-type="float" office:value="0.138149737720553" calcext:value-type="float">
            <text:p>0.1381497377</text:p>
          </table:table-cell>
        </table:table-row>
        <table:table-row table:style-name="ro1">
          <table:table-cell office:value-type="float" office:value="0.260800856223941" calcext:value-type="float">
            <text:p>0.2608008562</text:p>
          </table:table-cell>
          <table:table-cell office:value-type="float" office:value="0.0703136348629911" calcext:value-type="float">
            <text:p>0.0703136349</text:p>
          </table:table-cell>
          <table:table-cell/>
          <table:table-cell office:value-type="float" office:value="0.72172059536873" calcext:value-type="float">
            <text:p>0.7217205954</text:p>
          </table:table-cell>
          <table:table-cell office:value-type="float" office:value="0.234113935659" calcext:value-type="float">
            <text:p>0.2341139357</text:p>
          </table:table-cell>
          <table:table-cell/>
          <table:table-cell office:value-type="float" office:value="1.03009086661477" calcext:value-type="float">
            <text:p>1.0300908666</text:p>
          </table:table-cell>
          <table:table-cell office:value-type="float" office:value="0.385803162026338" calcext:value-type="float">
            <text:p>0.385803162</text:p>
          </table:table-cell>
          <table:table-cell/>
          <table:table-cell office:value-type="float" office:value="0.50566472790035" calcext:value-type="float">
            <text:p>0.5056647279</text:p>
          </table:table-cell>
          <table:table-cell office:value-type="float" office:value="0.2608862477532" calcext:value-type="float">
            <text:p>0.2608862478</text:p>
          </table:table-cell>
          <table:table-cell/>
          <table:table-cell office:value-type="float" office:value="0.402856350942929" calcext:value-type="float">
            <text:p>0.4028563509</text:p>
          </table:table-cell>
          <table:table-cell office:value-type="float" office:value="0.320440922930193" calcext:value-type="float">
            <text:p>0.3204409229</text:p>
          </table:table-cell>
          <table:table-cell/>
          <table:table-cell office:value-type="float" office:value="0.245786451693781" calcext:value-type="float">
            <text:p>0.2457864517</text:p>
          </table:table-cell>
          <table:table-cell office:value-type="float" office:value="0.205715857818862" calcext:value-type="float">
            <text:p>0.2057158578</text:p>
          </table:table-cell>
        </table:table-row>
        <table:table-row table:style-name="ro1">
          <table:table-cell office:value-type="float" office:value="0.406857250718553" calcext:value-type="float">
            <text:p>0.4068572507</text:p>
          </table:table-cell>
          <table:table-cell office:value-type="float" office:value="0.109155937052933" calcext:value-type="float">
            <text:p>0.1091559371</text:p>
          </table:table-cell>
          <table:table-cell/>
          <table:table-cell office:value-type="float" office:value="1.03009086661477" calcext:value-type="float">
            <text:p>1.0300908666</text:p>
          </table:table-cell>
          <table:table-cell office:value-type="float" office:value="0.324264700487876" calcext:value-type="float">
            <text:p>0.3242647005</text:p>
          </table:table-cell>
          <table:table-cell/>
          <table:table-cell office:value-type="float" office:value="1.80930061000866" calcext:value-type="float">
            <text:p>1.80930061</text:p>
          </table:table-cell>
          <table:table-cell office:value-type="float" office:value="0.523071787535307" calcext:value-type="float">
            <text:p>0.5230717875</text:p>
          </table:table-cell>
          <table:table-cell/>
          <table:table-cell office:value-type="float" office:value="0.714623433494451" calcext:value-type="float">
            <text:p>0.7146234335</text:p>
          </table:table-cell>
          <table:table-cell office:value-type="float" office:value="0.340783536920876" calcext:value-type="float">
            <text:p>0.3407835369</text:p>
          </table:table-cell>
          <table:table-cell/>
          <table:table-cell office:value-type="float" office:value="0.743437793537105" calcext:value-type="float">
            <text:p>0.7434377935</text:p>
          </table:table-cell>
          <table:table-cell office:value-type="float" office:value="0.476156413924654" calcext:value-type="float">
            <text:p>0.4761564139</text:p>
          </table:table-cell>
          <table:table-cell/>
          <table:table-cell office:value-type="float" office:value="0.394972195079861" calcext:value-type="float">
            <text:p>0.3949721951</text:p>
          </table:table-cell>
          <table:table-cell office:value-type="float" office:value="0.33890833058215" calcext:value-type="float">
            <text:p>0.3389083306</text:p>
          </table:table-cell>
        </table:table-row>
        <table:table-row table:style-name="ro1">
          <table:table-cell office:value-type="float" office:value="0.72172059536873" calcext:value-type="float">
            <text:p>0.7217205954</text:p>
          </table:table-cell>
          <table:table-cell office:value-type="float" office:value="0.17462675617182" calcext:value-type="float">
            <text:p>0.1746267562</text:p>
          </table:table-cell>
          <table:table-cell/>
          <table:table-cell office:value-type="float" office:value="1.82726937328539" calcext:value-type="float">
            <text:p>1.8272693733</text:p>
          </table:table-cell>
          <table:table-cell office:value-type="float" office:value="0.438966288837533" calcext:value-type="float">
            <text:p>0.4389662888</text:p>
          </table:table-cell>
          <table:table-cell/>
          <table:table-cell office:value-type="float" office:value="2.63390955857983" calcext:value-type="float">
            <text:p>2.6339095586</text:p>
          </table:table-cell>
          <table:table-cell office:value-type="float" office:value="0.67885770881479" calcext:value-type="float">
            <text:p>0.6788577088</text:p>
          </table:table-cell>
          <table:table-cell/>
          <table:table-cell office:value-type="float" office:value="1.05065281261168" calcext:value-type="float">
            <text:p>1.0506528126</text:p>
          </table:table-cell>
          <table:table-cell office:value-type="float" office:value="0.426822933861561" calcext:value-type="float">
            <text:p>0.4268229339</text:p>
          </table:table-cell>
          <table:table-cell/>
          <table:table-cell office:value-type="float" office:value="1.03009086661477" calcext:value-type="float">
            <text:p>1.0300908666</text:p>
          </table:table-cell>
          <table:table-cell office:value-type="float" office:value="0.562213418436594" calcext:value-type="float">
            <text:p>0.5622134184</text:p>
          </table:table-cell>
          <table:table-cell/>
          <table:table-cell office:value-type="float" office:value="0.686925868094045" calcext:value-type="float">
            <text:p>0.6869258681</text:p>
          </table:table-cell>
          <table:table-cell office:value-type="float" office:value="0.4679747624812" calcext:value-type="float">
            <text:p>0.4679747625</text:p>
          </table:table-cell>
        </table:table-row>
        <table:table-row table:style-name="ro1">
          <table:table-cell office:value-type="float" office:value="1.05065281261168" calcext:value-type="float">
            <text:p>1.0506528126</text:p>
          </table:table-cell>
          <table:table-cell office:value-type="float" office:value="0.254515241553868" calcext:value-type="float">
            <text:p>0.2545152416</text:p>
          </table:table-cell>
          <table:table-cell/>
          <table:table-cell office:value-type="float" office:value="2.55696817042535" calcext:value-type="float">
            <text:p>2.5569681704</text:p>
          </table:table-cell>
          <table:table-cell office:value-type="float" office:value="0.551687025420931" calcext:value-type="float">
            <text:p>0.5516870254</text:p>
          </table:table-cell>
          <table:table-cell/>
          <table:table-cell office:value-type="float" office:value="4.10897884754236" calcext:value-type="float">
            <text:p>4.1089788475</text:p>
          </table:table-cell>
          <table:table-cell office:value-type="float" office:value="0.721802575107296" calcext:value-type="float">
            <text:p>0.7218025751</text:p>
          </table:table-cell>
          <table:table-cell/>
          <table:table-cell office:value-type="float" office:value="1.80930061000866" calcext:value-type="float">
            <text:p>1.80930061</text:p>
          </table:table-cell>
          <table:table-cell office:value-type="float" office:value="0.617430761894281" calcext:value-type="float">
            <text:p>0.6174307619</text:p>
          </table:table-cell>
          <table:table-cell/>
          <table:table-cell office:value-type="float" office:value="1.82726937328539" calcext:value-type="float">
            <text:p>1.8272693733</text:p>
          </table:table-cell>
          <table:table-cell office:value-type="float" office:value="0.71588936576061" calcext:value-type="float">
            <text:p>0.7158893658</text:p>
          </table:table-cell>
          <table:table-cell/>
          <table:table-cell office:value-type="float" office:value="0.990166330405669" calcext:value-type="float">
            <text:p>0.9901663304</text:p>
          </table:table-cell>
          <table:table-cell office:value-type="float" office:value="0.59094310553538" calcext:value-type="float">
            <text:p>0.5909431055</text:p>
          </table:table-cell>
        </table:table-row>
        <table:table-row table:style-name="ro1">
          <table:table-cell office:value-type="float" office:value="1.80930061000866" calcext:value-type="float">
            <text:p>1.80930061</text:p>
          </table:table-cell>
          <table:table-cell office:value-type="float" office:value="0.356917941381461" calcext:value-type="float">
            <text:p>0.3569179414</text:p>
          </table:table-cell>
          <table:table-cell/>
          <table:table-cell office:value-type="float" office:value="4.06857250718553" calcext:value-type="float">
            <text:p>4.0685725072</text:p>
          </table:table-cell>
          <table:table-cell office:value-type="float" office:value="0.686933714830711" calcext:value-type="float">
            <text:p>0.6869337148</text:p>
          </table:table-cell>
          <table:table-cell/>
          <table:table-cell office:value-type="float" office:value="8.28809910711765" calcext:value-type="float">
            <text:p>8.2880991071</text:p>
          </table:table-cell>
          <table:table-cell office:value-type="float" office:value="0.82415832141154" calcext:value-type="float">
            <text:p>0.8241583214</text:p>
          </table:table-cell>
          <table:table-cell/>
          <table:table-cell office:value-type="float" office:value="4.06857250718553" calcext:value-type="float">
            <text:p>4.0685725072</text:p>
          </table:table-cell>
          <table:table-cell office:value-type="float" office:value="0.742318330215326" calcext:value-type="float">
            <text:p>0.7423183302</text:p>
          </table:table-cell>
          <table:table-cell/>
          <table:table-cell office:value-type="float" office:value="2.58236226773916" calcext:value-type="float">
            <text:p>2.5823622677</text:p>
          </table:table-cell>
          <table:table-cell office:value-type="float" office:value="0.793735372877004" calcext:value-type="float">
            <text:p>0.7937353729</text:p>
          </table:table-cell>
          <table:table-cell/>
          <table:table-cell office:value-type="float" office:value="1.73917525499523" calcext:value-type="float">
            <text:p>1.739175255</text:p>
          </table:table-cell>
          <table:table-cell office:value-type="float" office:value="0.771288654121272" calcext:value-type="float">
            <text:p>0.7712886541</text:p>
          </table:table-cell>
        </table:table-row>
        <table:table-row table:style-name="ro1">
          <table:table-cell office:value-type="float" office:value="2.58236226773916" calcext:value-type="float">
            <text:p>2.5823622677</text:p>
          </table:table-cell>
          <table:table-cell office:value-type="float" office:value="0.461427680569311" calcext:value-type="float">
            <text:p>0.4614276806</text:p>
          </table:table-cell>
          <table:table-cell/>
          <table:table-cell office:value-type="float" office:value="8.20659667893318" calcext:value-type="float">
            <text:p>8.2065966789</text:p>
          </table:table-cell>
          <table:table-cell office:value-type="float" office:value="0.863135614981109" calcext:value-type="float">
            <text:p>0.863135615</text:p>
          </table:table-cell>
          <table:table-cell/>
          <table:table-cell office:value-type="float" office:value="12.3063356289311" calcext:value-type="float">
            <text:p>12.3063356289</text:p>
          </table:table-cell>
          <table:table-cell office:value-type="float" office:value="0.865066578628811" calcext:value-type="float">
            <text:p>0.8650665786</text:p>
          </table:table-cell>
          <table:table-cell/>
          <table:table-cell office:value-type="float" office:value="8.20659667893318" calcext:value-type="float">
            <text:p>8.2065966789</text:p>
          </table:table-cell>
          <table:table-cell office:value-type="float" office:value="0.811853563699057" calcext:value-type="float">
            <text:p>0.8118535637</text:p>
          </table:table-cell>
          <table:table-cell/>
          <table:table-cell office:value-type="float" office:value="4.10897884754236" calcext:value-type="float">
            <text:p>4.1089788475</text:p>
          </table:table-cell>
          <table:table-cell office:value-type="float" office:value="0.828469241773963" calcext:value-type="float">
            <text:p>0.8284692418</text:p>
          </table:table-cell>
          <table:table-cell/>
          <table:table-cell office:value-type="float" office:value="2.53182379027416" calcext:value-type="float">
            <text:p>2.5318237903</text:p>
          </table:table-cell>
          <table:table-cell office:value-type="float" office:value="0.810151498477679" calcext:value-type="float">
            <text:p>0.8101514985</text:p>
          </table:table-cell>
        </table:table-row>
        <table:table-row table:style-name="ro1">
          <table:table-cell office:value-type="float" office:value="4.19099937981178" calcext:value-type="float">
            <text:p>4.1909993798</text:p>
          </table:table-cell>
          <table:table-cell office:value-type="float" office:value="0.596668500788673" calcext:value-type="float">
            <text:p>0.5966685008</text:p>
          </table:table-cell>
          <table:table-cell/>
          <table:table-cell office:value-type="float" office:value="12.4285539217328" calcext:value-type="float">
            <text:p>12.4285539217</text:p>
          </table:table-cell>
          <table:table-cell office:value-type="float" office:value="0.90403800300796" calcext:value-type="float">
            <text:p>0.904038003</text:p>
          </table:table-cell>
          <table:table-cell table:number-columns-repeated="4"/>
          <table:table-cell office:value-type="float" office:value="12.3063356289311" calcext:value-type="float">
            <text:p>12.3063356289</text:p>
          </table:table-cell>
          <table:table-cell office:value-type="float" office:value="0.965579399141631" calcext:value-type="float">
            <text:p>0.9655793991</text:p>
          </table:table-cell>
          <table:table-cell/>
          <table:table-cell office:value-type="float" office:value="8.37041096289553" calcext:value-type="float">
            <text:p>8.3704109629</text:p>
          </table:table-cell>
          <table:table-cell office:value-type="float" office:value="0.902104104765049" calcext:value-type="float">
            <text:p>0.9021041048</text:p>
          </table:table-cell>
          <table:table-cell/>
          <table:table-cell office:value-type="float" office:value="4.10897884754236" calcext:value-type="float">
            <text:p>4.1089788475</text:p>
          </table:table-cell>
          <table:table-cell office:value-type="float" office:value="0.863341036645758" calcext:value-type="float">
            <text:p>0.8633410366</text:p>
          </table:table-cell>
        </table:table-row>
        <table:table-row table:style-name="ro1">
          <table:table-cell office:value-type="float" office:value="8.04598834504295" calcext:value-type="float">
            <text:p>8.045988345</text:p>
          </table:table-cell>
          <table:table-cell office:value-type="float" office:value="0.699038920068963" calcext:value-type="float">
            <text:p>0.6990389201</text:p>
          </table:table-cell>
          <table:table-cell table:number-columns-repeated="10"/>
          <table:table-cell office:value-type="float" office:value="12.4285539217328" calcext:value-type="float">
            <text:p>12.4285539217</text:p>
          </table:table-cell>
          <table:table-cell office:value-type="float" office:value="0.949166208136165" calcext:value-type="float">
            <text:p>0.9491662081</text:p>
          </table:table-cell>
          <table:table-cell/>
          <table:table-cell office:value-type="float" office:value="8.28809910711765" calcext:value-type="float">
            <text:p>8.2880991071</text:p>
          </table:table-cell>
          <table:table-cell office:value-type="float" office:value="0.877491654744874" calcext:value-type="float">
            <text:p>0.8774916547</text:p>
          </table:table-cell>
        </table:table-row>
        <table:table-row table:style-name="ro1">
          <table:table-cell office:value-type="float" office:value="12.3063356289311" calcext:value-type="float">
            <text:p>12.3063356289</text:p>
          </table:table-cell>
          <table:table-cell office:value-type="float" office:value="0.821989655551887" calcext:value-type="float">
            <text:p>0.8219896556</text:p>
          </table:table-cell>
          <table:table-cell table:number-columns-repeated="13"/>
          <table:table-cell office:value-type="float" office:value="12.3063356289311" calcext:value-type="float">
            <text:p>12.3063356289</text:p>
          </table:table-cell>
          <table:table-cell office:value-type="float" office:value="0.9348101683724" calcext:value-type="float">
            <text:p>0.9348101684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ike09c97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0114939544899018" calcext:value-type="float">
            <text:p>0.0114939545</text:p>
          </table:table-cell>
          <table:table-cell office:value-type="float" office:value="0.0220512820512821" calcext:value-type="float">
            <text:p>0.0220512821</text:p>
          </table:table-cell>
          <table:table-cell/>
          <table:table-cell office:value-type="float" office:value="0.020018044219254" calcext:value-type="float">
            <text:p>0.0200180442</text:p>
          </table:table-cell>
          <table:table-cell office:value-type="float" office:value="0.0384615384615386" calcext:value-type="float">
            <text:p>0.0384615385</text:p>
          </table:table-cell>
          <table:table-cell/>
          <table:table-cell office:value-type="float" office:value="0.0197640250730769" calcext:value-type="float">
            <text:p>0.0197640251</text:p>
          </table:table-cell>
          <table:table-cell office:value-type="float" office:value="0.048318464608522" calcext:value-type="float">
            <text:p>0.0483184646</text:p>
          </table:table-cell>
          <table:table-cell/>
          <table:table-cell office:value-type="float" office:value="0.0192293752812534" calcext:value-type="float">
            <text:p>0.0192293753</text:p>
          </table:table-cell>
          <table:table-cell office:value-type="float" office:value="0.0220512820512821" calcext:value-type="float">
            <text:p>0.0220512821</text:p>
          </table:table-cell>
          <table:table-cell/>
          <table:table-cell office:value-type="float" office:value="0.0184942911411035" calcext:value-type="float">
            <text:p>0.0184942911</text:p>
          </table:table-cell>
          <table:table-cell office:value-type="float" office:value="0.0384615384615386" calcext:value-type="float">
            <text:p>0.0384615385</text:p>
          </table:table-cell>
          <table:table-cell/>
          <table:table-cell office:value-type="float" office:value="0.0174227810331329" calcext:value-type="float">
            <text:p>0.017422781</text:p>
          </table:table-cell>
          <table:table-cell office:value-type="float" office:value="0.0302564102564105" calcext:value-type="float">
            <text:p>0.0302564103</text:p>
          </table:table-cell>
        </table:table-row>
        <table:table-row table:style-name="ro1">
          <table:table-cell office:value-type="float" office:value="0.0223117828116137" calcext:value-type="float">
            <text:p>0.0223117828</text:p>
          </table:table-cell>
          <table:table-cell office:value-type="float" office:value="0.0282051282051283" calcext:value-type="float">
            <text:p>0.0282051282</text:p>
          </table:table-cell>
          <table:table-cell/>
          <table:table-cell office:value-type="float" office:value="0.0817517851668609" calcext:value-type="float">
            <text:p>0.0817517852</text:p>
          </table:table-cell>
          <table:table-cell office:value-type="float" office:value="0.0856410256410257" calcext:value-type="float">
            <text:p>0.0856410256</text:p>
          </table:table-cell>
          <table:table-cell/>
          <table:table-cell office:value-type="float" office:value="0.0398605822068681" calcext:value-type="float">
            <text:p>0.0398605822</text:p>
          </table:table-cell>
          <table:table-cell office:value-type="float" office:value="0.0581582345345697" calcext:value-type="float">
            <text:p>0.0581582345</text:p>
          </table:table-cell>
          <table:table-cell/>
          <table:table-cell office:value-type="float" office:value="0.0377246764314398" calcext:value-type="float">
            <text:p>0.0377246764</text:p>
          </table:table-cell>
          <table:table-cell office:value-type="float" office:value="0.0466666666666667" calcext:value-type="float">
            <text:p>0.0466666667</text:p>
          </table:table-cell>
          <table:table-cell/>
          <table:table-cell office:value-type="float" office:value="0.0726195510398853" calcext:value-type="float">
            <text:p>0.072619551</text:p>
          </table:table-cell>
          <table:table-cell office:value-type="float" office:value="0.0938461538461539" calcext:value-type="float">
            <text:p>0.0938461538</text:p>
          </table:table-cell>
          <table:table-cell/>
          <table:table-cell office:value-type="float" office:value="0.0341856584880575" calcext:value-type="float">
            <text:p>0.0341856585</text:p>
          </table:table-cell>
          <table:table-cell office:value-type="float" office:value="0.0589743589743591" calcext:value-type="float">
            <text:p>0.058974359</text:p>
          </table:table-cell>
        </table:table-row>
        <table:table-row table:style-name="ro1">
          <table:table-cell office:value-type="float" office:value="0.043327574905509" calcext:value-type="float">
            <text:p>0.0433275749</text:p>
          </table:table-cell>
          <table:table-cell office:value-type="float" office:value="0.0446153846153847" calcext:value-type="float">
            <text:p>0.0446153846</text:p>
          </table:table-cell>
          <table:table-cell/>
          <table:table-cell office:value-type="float" office:value="0.154087442554403" calcext:value-type="float">
            <text:p>0.1540874426</text:p>
          </table:table-cell>
          <table:table-cell office:value-type="float" office:value="0.097948717948718" calcext:value-type="float">
            <text:p>0.0979487179</text:p>
          </table:table-cell>
          <table:table-cell/>
          <table:table-cell office:value-type="float" office:value="0.0811593731687626" calcext:value-type="float">
            <text:p>0.0811593732</text:p>
          </table:table-cell>
          <table:table-cell office:value-type="float" office:value="0.0987615917361192" calcext:value-type="float">
            <text:p>0.0987615917</text:p>
          </table:table-cell>
          <table:table-cell/>
          <table:table-cell office:value-type="float" office:value="0.0777871910413412" calcext:value-type="float">
            <text:p>0.077787191</text:p>
          </table:table-cell>
          <table:table-cell office:value-type="float" office:value="0.0794871794871797" calcext:value-type="float">
            <text:p>0.0794871795</text:p>
          </table:table-cell>
          <table:table-cell/>
          <table:table-cell office:value-type="float" office:value="0.139887577455957" calcext:value-type="float">
            <text:p>0.1398875775</text:p>
          </table:table-cell>
          <table:table-cell office:value-type="float" office:value="0.15948717948718" calcext:value-type="float">
            <text:p>0.1594871795</text:p>
          </table:table-cell>
          <table:table-cell/>
          <table:table-cell office:value-type="float" office:value="0.0705327809223969" calcext:value-type="float">
            <text:p>0.0705327809</text:p>
          </table:table-cell>
          <table:table-cell office:value-type="float" office:value="0.108205128205128" calcext:value-type="float">
            <text:p>0.1082051282</text:p>
          </table:table-cell>
        </table:table-row>
        <table:table-row table:style-name="ro1">
          <table:table-cell office:value-type="float" office:value="0.0849687878105661" calcext:value-type="float">
            <text:p>0.0849687878</text:p>
          </table:table-cell>
          <table:table-cell office:value-type="float" office:value="0.0589743589743591" calcext:value-type="float">
            <text:p>0.058974359</text:p>
          </table:table-cell>
          <table:table-cell/>
          <table:table-cell office:value-type="float" office:value="0.245772559398148" calcext:value-type="float">
            <text:p>0.2457725594</text:p>
          </table:table-cell>
          <table:table-cell office:value-type="float" office:value="0.145128205128205" calcext:value-type="float">
            <text:p>0.1451282051</text:p>
          </table:table-cell>
          <table:table-cell/>
          <table:table-cell office:value-type="float" office:value="0.15273999850532" calcext:value-type="float">
            <text:p>0.1527399985</text:p>
          </table:table-cell>
          <table:table-cell office:value-type="float" office:value="0.110693743397112" calcext:value-type="float">
            <text:p>0.1106937434</text:p>
          </table:table-cell>
          <table:table-cell/>
          <table:table-cell office:value-type="float" office:value="0.142477724150226" calcext:value-type="float">
            <text:p>0.1424777242</text:p>
          </table:table-cell>
          <table:table-cell office:value-type="float" office:value="0.120512820512821" calcext:value-type="float">
            <text:p>0.1205128205</text:p>
          </table:table-cell>
          <table:table-cell/>
          <table:table-cell office:value-type="float" office:value="0.239237702528058" calcext:value-type="float">
            <text:p>0.2392377025</text:p>
          </table:table-cell>
          <table:table-cell office:value-type="float" office:value="0.218974358974359" calcext:value-type="float">
            <text:p>0.218974359</text:p>
          </table:table-cell>
          <table:table-cell/>
          <table:table-cell office:value-type="float" office:value="0.135867816768059" calcext:value-type="float">
            <text:p>0.1358678168</text:p>
          </table:table-cell>
          <table:table-cell office:value-type="float" office:value="0.173846153846154" calcext:value-type="float">
            <text:p>0.1738461538</text:p>
          </table:table-cell>
        </table:table-row>
        <table:table-row table:style-name="ro1">
          <table:table-cell office:value-type="float" office:value="0.158610018194557" calcext:value-type="float">
            <text:p>0.1586100182</text:p>
          </table:table-cell>
          <table:table-cell office:value-type="float" office:value="0.0774358974358976" calcext:value-type="float">
            <text:p>0.0774358974</text:p>
          </table:table-cell>
          <table:table-cell/>
          <table:table-cell office:value-type="float" office:value="0.403517993166956" calcext:value-type="float">
            <text:p>0.4035179932</text:p>
          </table:table-cell>
          <table:table-cell office:value-type="float" office:value="0.171794871794872" calcext:value-type="float">
            <text:p>0.1717948718</text:p>
          </table:table-cell>
          <table:table-cell/>
          <table:table-cell office:value-type="float" office:value="0.252579625816985" calcext:value-type="float">
            <text:p>0.2525796258</text:p>
          </table:table-cell>
          <table:table-cell office:value-type="float" office:value="0.192446296513675" calcext:value-type="float">
            <text:p>0.1924462965</text:p>
          </table:table-cell>
          <table:table-cell/>
          <table:table-cell office:value-type="float" office:value="0.241286214816124" calcext:value-type="float">
            <text:p>0.2412862148</text:p>
          </table:table-cell>
          <table:table-cell office:value-type="float" office:value="0.182051282051282" calcext:value-type="float">
            <text:p>0.1820512821</text:p>
          </table:table-cell>
          <table:table-cell/>
          <table:table-cell office:value-type="float" office:value="0.389454071629648" calcext:value-type="float">
            <text:p>0.3894540716</text:p>
          </table:table-cell>
          <table:table-cell office:value-type="float" office:value="0.282564102564103" calcext:value-type="float">
            <text:p>0.2825641026</text:p>
          </table:table-cell>
          <table:table-cell/>
          <table:table-cell office:value-type="float" office:value="0.23465618382134" calcext:value-type="float">
            <text:p>0.2346561838</text:p>
          </table:table-cell>
          <table:table-cell office:value-type="float" office:value="0.231282051282051" calcext:value-type="float">
            <text:p>0.2312820513</text:p>
          </table:table-cell>
        </table:table-row>
        <table:table-row table:style-name="ro1">
          <table:table-cell office:value-type="float" office:value="0.260233123456336" calcext:value-type="float">
            <text:p>0.2602331235</text:p>
          </table:table-cell>
          <table:table-cell office:value-type="float" office:value="0.0856410256410257" calcext:value-type="float">
            <text:p>0.0856410256</text:p>
          </table:table-cell>
          <table:table-cell/>
          <table:table-cell office:value-type="float" office:value="0.718296458073349" calcext:value-type="float">
            <text:p>0.7182964581</text:p>
          </table:table-cell>
          <table:table-cell office:value-type="float" office:value="0.243589743589744" calcext:value-type="float">
            <text:p>0.2435897436</text:p>
          </table:table-cell>
          <table:table-cell/>
          <table:table-cell office:value-type="float" office:value="0.393753697410127" calcext:value-type="float">
            <text:p>0.3937536974</text:p>
          </table:table-cell>
          <table:table-cell office:value-type="float" office:value="0.249618499823923" calcext:value-type="float">
            <text:p>0.2496184998</text:p>
          </table:table-cell>
          <table:table-cell/>
          <table:table-cell office:value-type="float" office:value="0.396272805270487" calcext:value-type="float">
            <text:p>0.3962728053</text:p>
          </table:table-cell>
          <table:table-cell office:value-type="float" office:value="0.216923076923077" calcext:value-type="float">
            <text:p>0.2169230769</text:p>
          </table:table-cell>
          <table:table-cell/>
          <table:table-cell office:value-type="float" office:value="0.69426494441913" calcext:value-type="float">
            <text:p>0.6942649444</text:p>
          </table:table-cell>
          <table:table-cell office:value-type="float" office:value="0.393333333333333" calcext:value-type="float">
            <text:p>0.3933333333</text:p>
          </table:table-cell>
          <table:table-cell/>
          <table:table-cell office:value-type="float" office:value="0.386030051960593" calcext:value-type="float">
            <text:p>0.386030052</text:p>
          </table:table-cell>
          <table:table-cell office:value-type="float" office:value="0.311282051282051" calcext:value-type="float">
            <text:p>0.3112820513</text:p>
          </table:table-cell>
        </table:table-row>
        <table:table-row table:style-name="ro1">
          <table:table-cell office:value-type="float" office:value="0.41958837922701" calcext:value-type="float">
            <text:p>0.4195883792</text:p>
          </table:table-cell>
          <table:table-cell office:value-type="float" office:value="0.157435897435898" calcext:value-type="float">
            <text:p>0.1574358974</text:p>
          </table:table-cell>
          <table:table-cell/>
          <table:table-cell office:value-type="float" office:value="1.04934163651017" calcext:value-type="float">
            <text:p>1.0493416365</text:p>
          </table:table-cell>
          <table:table-cell office:value-type="float" office:value="0.323589743589744" calcext:value-type="float">
            <text:p>0.3235897436</text:p>
          </table:table-cell>
          <table:table-cell/>
          <table:table-cell office:value-type="float" office:value="0.691014991079117" calcext:value-type="float">
            <text:p>0.6910149911</text:p>
          </table:table-cell>
          <table:table-cell office:value-type="float" office:value="0.319028054936025" calcext:value-type="float">
            <text:p>0.3190280549</text:p>
          </table:table-cell>
          <table:table-cell/>
          <table:table-cell office:value-type="float" office:value="0.712740524815355" calcext:value-type="float">
            <text:p>0.7127405248</text:p>
          </table:table-cell>
          <table:table-cell office:value-type="float" office:value="0.301025641025641" calcext:value-type="float">
            <text:p>0.301025641</text:p>
          </table:table-cell>
          <table:table-cell/>
          <table:table-cell office:value-type="float" office:value="1.055430350986" calcext:value-type="float">
            <text:p>1.055430351</text:p>
          </table:table-cell>
          <table:table-cell office:value-type="float" office:value="0.47948717948718" calcext:value-type="float">
            <text:p>0.4794871795</text:p>
          </table:table-cell>
          <table:table-cell/>
          <table:table-cell office:value-type="float" office:value="0.681021274129833" calcext:value-type="float">
            <text:p>0.6810212741</text:p>
          </table:table-cell>
          <table:table-cell office:value-type="float" office:value="0.407692307692308" calcext:value-type="float">
            <text:p>0.4076923077</text:p>
          </table:table-cell>
        </table:table-row>
        <table:table-row table:style-name="ro1">
          <table:table-cell office:value-type="float" office:value="0.739266403477554" calcext:value-type="float">
            <text:p>0.7392664035</text:p>
          </table:table-cell>
          <table:table-cell office:value-type="float" office:value="0.218974358974359" calcext:value-type="float">
            <text:p>0.218974359</text:p>
          </table:table-cell>
          <table:table-cell/>
          <table:table-cell office:value-type="float" office:value="1.85220008370754" calcext:value-type="float">
            <text:p>1.8522000837</text:p>
          </table:table-cell>
          <table:table-cell office:value-type="float" office:value="0.434358974358974" calcext:value-type="float">
            <text:p>0.4343589744</text:p>
          </table:table-cell>
          <table:table-cell/>
          <table:table-cell office:value-type="float" office:value="1.06654185233178" calcext:value-type="float">
            <text:p>1.0665418523</text:p>
          </table:table-cell>
          <table:table-cell office:value-type="float" office:value="0.384411315882146" calcext:value-type="float">
            <text:p>0.3844113159</text:p>
          </table:table-cell>
          <table:table-cell/>
          <table:table-cell office:value-type="float" office:value="1.05270209736442" calcext:value-type="float">
            <text:p>1.0527020974</text:p>
          </table:table-cell>
          <table:table-cell office:value-type="float" office:value="0.40974358974359" calcext:value-type="float">
            <text:p>0.4097435897</text:p>
          </table:table-cell>
          <table:table-cell/>
          <table:table-cell office:value-type="float" office:value="1.82852333463509" calcext:value-type="float">
            <text:p>1.8285233346</text:p>
          </table:table-cell>
          <table:table-cell office:value-type="float" office:value="0.621025641025641" calcext:value-type="float">
            <text:p>0.621025641</text:p>
          </table:table-cell>
          <table:table-cell/>
          <table:table-cell office:value-type="float" office:value="1.03719042010818" calcext:value-type="float">
            <text:p>1.0371904201</text:p>
          </table:table-cell>
          <table:table-cell office:value-type="float" office:value="0.543076923076923" calcext:value-type="float">
            <text:p>0.5430769231</text:p>
          </table:table-cell>
        </table:table-row>
        <table:table-row table:style-name="ro1">
          <table:table-cell office:value-type="float" office:value="1.10014034949989" calcext:value-type="float">
            <text:p>1.1001403495</text:p>
          </table:table-cell>
          <table:table-cell office:value-type="float" office:value="0.264102564102564" calcext:value-type="float">
            <text:p>0.2641025641</text:p>
          </table:table-cell>
          <table:table-cell/>
          <table:table-cell office:value-type="float" office:value="2.65340947705018" calcext:value-type="float">
            <text:p>2.6534094771</text:p>
          </table:table-cell>
          <table:table-cell office:value-type="float" office:value="0.520512820512821" calcext:value-type="float">
            <text:p>0.5205128205</text:p>
          </table:table-cell>
          <table:table-cell/>
          <table:table-cell office:value-type="float" office:value="1.83420503471118" calcext:value-type="float">
            <text:p>1.8342050347</text:p>
          </table:table-cell>
          <table:table-cell office:value-type="float" office:value="0.492807254372579" calcext:value-type="float">
            <text:p>0.4928072544</text:p>
          </table:table-cell>
          <table:table-cell/>
          <table:table-cell office:value-type="float" office:value="1.80391288618724" calcext:value-type="float">
            <text:p>1.8039128862</text:p>
          </table:table-cell>
          <table:table-cell office:value-type="float" office:value="0.522564102564103" calcext:value-type="float">
            <text:p>0.5225641026</text:p>
          </table:table-cell>
          <table:table-cell/>
          <table:table-cell office:value-type="float" office:value="2.66799310909775" calcext:value-type="float">
            <text:p>2.6679931091</text:p>
          </table:table-cell>
          <table:table-cell office:value-type="float" office:value="0.668205128205128" calcext:value-type="float">
            <text:p>0.6682051282</text:p>
          </table:table-cell>
          <table:table-cell/>
          <table:table-cell office:value-type="float" office:value="1.83033382803177" calcext:value-type="float">
            <text:p>1.830333828</text:p>
          </table:table-cell>
          <table:table-cell office:value-type="float" office:value="0.647692307692308" calcext:value-type="float">
            <text:p>0.6476923077</text:p>
          </table:table-cell>
        </table:table-row>
        <table:table-row table:style-name="ro1">
          <table:table-cell office:value-type="float" office:value="1.92157173210637" calcext:value-type="float">
            <text:p>1.9215717321</text:p>
          </table:table-cell>
          <table:table-cell office:value-type="float" office:value="0.358461538461538" calcext:value-type="float">
            <text:p>0.3584615385</text:p>
          </table:table-cell>
          <table:table-cell/>
          <table:table-cell office:value-type="float" office:value="4.24353289693956" calcext:value-type="float">
            <text:p>4.2435328969</text:p>
          </table:table-cell>
          <table:table-cell office:value-type="float" office:value="0.63948717948718" calcext:value-type="float">
            <text:p>0.6394871795</text:p>
          </table:table-cell>
          <table:table-cell/>
          <table:table-cell office:value-type="float" office:value="2.56401464381315" calcext:value-type="float">
            <text:p>2.5640146438</text:p>
          </table:table-cell>
          <table:table-cell office:value-type="float" office:value="0.576710881558868" calcext:value-type="float">
            <text:p>0.5767108816</text:p>
          </table:table-cell>
          <table:table-cell/>
          <table:table-cell office:value-type="float" office:value="2.61152641886111" calcext:value-type="float">
            <text:p>2.6115264189</text:p>
          </table:table-cell>
          <table:table-cell office:value-type="float" office:value="0.625128205128205" calcext:value-type="float">
            <text:p>0.6251282051</text:p>
          </table:table-cell>
          <table:table-cell/>
          <table:table-cell office:value-type="float" office:value="4.26328459065972" calcext:value-type="float">
            <text:p>4.2632845907</text:p>
          </table:table-cell>
          <table:table-cell office:value-type="float" office:value="0.764615384615385" calcext:value-type="float">
            <text:p>0.7646153846</text:p>
          </table:table-cell>
          <table:table-cell/>
          <table:table-cell office:value-type="float" office:value="2.64856600265024" calcext:value-type="float">
            <text:p>2.6485660027</text:p>
          </table:table-cell>
          <table:table-cell office:value-type="float" office:value="0.737948717948718" calcext:value-type="float">
            <text:p>0.7379487179</text:p>
          </table:table-cell>
        </table:table-row>
        <table:table-row table:style-name="ro1">
          <table:table-cell office:value-type="float" office:value="2.67104144005025" calcext:value-type="float">
            <text:p>2.6710414401</text:p>
          </table:table-cell>
          <table:table-cell office:value-type="float" office:value="0.432307692307692" calcext:value-type="float">
            <text:p>0.4323076923</text:p>
          </table:table-cell>
          <table:table-cell/>
          <table:table-cell office:value-type="float" office:value="6.53609705427724" calcext:value-type="float">
            <text:p>6.5360970543</text:p>
          </table:table-cell>
          <table:table-cell office:value-type="float" office:value="0.811794871794872" calcext:value-type="float">
            <text:p>0.8117948718</text:p>
          </table:table-cell>
          <table:table-cell/>
          <table:table-cell office:value-type="float" office:value="4.15607367258903" calcext:value-type="float">
            <text:p>4.1560736726</text:p>
          </table:table-cell>
          <table:table-cell office:value-type="float" office:value="0.676936847047775" calcext:value-type="float">
            <text:p>0.676936847</text:p>
          </table:table-cell>
          <table:table-cell/>
          <table:table-cell office:value-type="float" office:value="4.25647447185756" calcext:value-type="float">
            <text:p>4.2564744719</text:p>
          </table:table-cell>
          <table:table-cell office:value-type="float" office:value="0.721538461538462" calcext:value-type="float">
            <text:p>0.7215384615</text:p>
          </table:table-cell>
          <table:table-cell/>
          <table:table-cell office:value-type="float" office:value="6.34779479019107" calcext:value-type="float">
            <text:p>6.3477947902</text:p>
          </table:table-cell>
          <table:table-cell office:value-type="float" office:value="0.824102564102564" calcext:value-type="float">
            <text:p>0.8241025641</text:p>
          </table:table-cell>
          <table:table-cell/>
          <table:table-cell office:value-type="float" office:value="4.14266810893134" calcext:value-type="float">
            <text:p>4.1426681089</text:p>
          </table:table-cell>
          <table:table-cell office:value-type="float" office:value="0.791282051282051" calcext:value-type="float">
            <text:p>0.7912820513</text:p>
          </table:table-cell>
        </table:table-row>
        <table:table-row table:style-name="ro1">
          <table:table-cell office:value-type="float" office:value="4.23159697494797" calcext:value-type="float">
            <text:p>4.2315969749</text:p>
          </table:table-cell>
          <table:table-cell office:value-type="float" office:value="0.563589743589744" calcext:value-type="float">
            <text:p>0.5635897436</text:p>
          </table:table-cell>
          <table:table-cell/>
          <table:table-cell office:value-type="float" office:value="8.458586090391" calcext:value-type="float">
            <text:p>8.4585860904</text:p>
          </table:table-cell>
          <table:table-cell office:value-type="float" office:value="0.826153846153846" calcext:value-type="float">
            <text:p>0.8261538462</text:p>
          </table:table-cell>
          <table:table-cell/>
          <table:table-cell office:value-type="float" office:value="6.1674438749844" calcext:value-type="float">
            <text:p>6.167443875</text:p>
          </table:table-cell>
          <table:table-cell office:value-type="float" office:value="0.72388191102242" calcext:value-type="float">
            <text:p>0.723881911</text:p>
          </table:table-cell>
          <table:table-cell/>
          <table:table-cell office:value-type="float" office:value="6.46336158554541" calcext:value-type="float">
            <text:p>6.4633615855</text:p>
          </table:table-cell>
          <table:table-cell office:value-type="float" office:value="0.776923076923077" calcext:value-type="float">
            <text:p>0.7769230769</text:p>
          </table:table-cell>
          <table:table-cell/>
          <table:table-cell office:value-type="float" office:value="8.82899752743807" calcext:value-type="float">
            <text:p>8.8289975274</text:p>
          </table:table-cell>
          <table:table-cell office:value-type="float" office:value="0.914358974358974" calcext:value-type="float">
            <text:p>0.9143589744</text:p>
          </table:table-cell>
          <table:table-cell/>
          <table:table-cell office:value-type="float" office:value="8.65596330466676" calcext:value-type="float">
            <text:p>8.6559633047</text:p>
          </table:table-cell>
          <table:table-cell office:value-type="float" office:value="0.914358974358974" calcext:value-type="float">
            <text:p>0.9143589744</text:p>
          </table:table-cell>
        </table:table-row>
        <table:table-row table:style-name="ro1">
          <table:table-cell office:value-type="float" office:value="6.49393990547117" calcext:value-type="float">
            <text:p>6.4939399055</text:p>
          </table:table-cell>
          <table:table-cell office:value-type="float" office:value="0.637435897435898" calcext:value-type="float">
            <text:p>0.6374358974</text:p>
          </table:table-cell>
          <table:table-cell/>
          <table:table-cell office:value-type="float" office:value="12.9364160338931" calcext:value-type="float">
            <text:p>12.9364160339</text:p>
          </table:table-cell>
          <table:table-cell office:value-type="float" office:value="0.807692307692308" calcext:value-type="float">
            <text:p>0.8076923077</text:p>
          </table:table-cell>
          <table:table-cell/>
          <table:table-cell office:value-type="float" office:value="8.20908056926637" calcext:value-type="float">
            <text:p>8.2090805693</text:p>
          </table:table-cell>
          <table:table-cell office:value-type="float" office:value="0.774994130766522" calcext:value-type="float">
            <text:p>0.7749941308</text:p>
          </table:table-cell>
          <table:table-cell/>
          <table:table-cell office:value-type="float" office:value="8.4515058695845" calcext:value-type="float">
            <text:p>8.4515058696</text:p>
          </table:table-cell>
          <table:table-cell office:value-type="float" office:value="0.803589743589744" calcext:value-type="float">
            <text:p>0.8035897436</text:p>
          </table:table-cell>
          <table:table-cell/>
          <table:table-cell office:value-type="float" office:value="12.8686423471538" calcext:value-type="float">
            <text:p>12.8686423472</text:p>
          </table:table-cell>
          <table:table-cell office:value-type="float" office:value="0.932820512820513" calcext:value-type="float">
            <text:p>0.9328205128</text:p>
          </table:table-cell>
          <table:table-cell/>
          <table:table-cell office:value-type="float" office:value="12.8490642570898" calcext:value-type="float">
            <text:p>12.8490642571</text:p>
          </table:table-cell>
          <table:table-cell office:value-type="float" office:value="0.891794871794872" calcext:value-type="float">
            <text:p>0.8917948718</text:p>
          </table:table-cell>
        </table:table-row>
        <table:table-row table:style-name="ro1">
          <table:table-cell office:value-type="float" office:value="8.68236154413266" calcext:value-type="float">
            <text:p>8.6823615441</text:p>
          </table:table-cell>
          <table:table-cell office:value-type="float" office:value="0.72974358974359" calcext:value-type="float">
            <text:p>0.7297435897</text:p>
          </table:table-cell>
          <table:table-cell table:number-columns-repeated="4"/>
          <table:table-cell office:value-type="float" office:value="12.4194440128595" calcext:value-type="float">
            <text:p>12.4194440129</text:p>
          </table:table-cell>
          <table:table-cell office:value-type="float" office:value="0.858850804084987" calcext:value-type="float">
            <text:p>0.8588508041</text:p>
          </table:table-cell>
          <table:table-cell/>
          <table:table-cell office:value-type="float" office:value="12.5742484332783" calcext:value-type="float">
            <text:p>12.5742484333</text:p>
          </table:table-cell>
          <table:table-cell office:value-type="float" office:value="0.842564102564103" calcext:value-type="float">
            <text:p>0.84256410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1:10:55.985780000</meta:creation-date>
    <dc:date>2016-02-27T11:58:57.265168000</dc:date>
    <meta:editing-duration>PT6M43S</meta:editing-duration>
    <meta:editing-cycles>1</meta:editing-cycles>
    <meta:document-statistic meta:table-count="1" meta:cell-count="507" meta:object-count="0"/>
    <meta:generator>LibreOffice/5.1.0.3$MacOSX_X86_64 LibreOffice_project/5e3e00a007d9b3b6efb6797a8b8e57b51ab1f737</meta:generator>
  </office:meta>
</office:document-meta>
</file>